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232" calcext:value-type="float">
            <text:p>29.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848" calcext:value-type="float">
            <text:p>29.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56" calcext:value-type="float">
            <text:p>29.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4912" calcext:value-type="float">
            <text:p>27.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8336" calcext:value-type="float">
            <text:p>26.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3952" calcext:value-type="float">
            <text:p>26.6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808" calcext:value-type="float">
            <text:p>26.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9088" calcext:value-type="float">
            <text:p>26.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1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232" calcext:value-type="float">
            <text:p>26.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3472" calcext:value-type="float">
            <text:p>26.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3368" calcext:value-type="float">
            <text:p>25.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2304" calcext:value-type="float">
            <text:p>24.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3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1552" calcext:value-type="float">
            <text:p>25.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200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9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71792" calcext:value-type="float">
            <text:p>19.67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9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98056" calcext:value-type="float">
            <text:p>19.49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9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4616" calcext:value-type="float">
            <text:p>18.64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17312" calcext:value-type="float">
            <text:p>18.1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46624" calcext:value-type="float">
            <text:p>17.9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87544" calcext:value-type="float">
            <text:p>17.68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91888" calcext:value-type="float">
            <text:p>17.39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9928" calcext:value-type="float">
            <text:p>17.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57904" calcext:value-type="float">
            <text:p>16.75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024" calcext:value-type="float">
            <text:p>17.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7296" calcext:value-type="float">
            <text:p>17.22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8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3664" calcext:value-type="float">
            <text:p>17.12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15816" calcext:value-type="float">
            <text:p>16.81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84296" calcext:value-type="float">
            <text:p>16.08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1744" calcext:value-type="float">
            <text:p>17.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34616" calcext:value-type="float">
            <text:p>14.83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96872" calcext:value-type="float">
            <text:p>14.59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51736" calcext:value-type="float">
            <text:p>14.65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7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032" calcext:value-type="float">
            <text:p>13.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6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NHP-CY-039</text:p>
          </table:table-cell>
          <table:table-cell office:value-type="string" calcext:value-type="string">
            <text:p>196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